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gradient" draw:fill-color="#ddebcf" draw:fill-gradient-name="Gradient_20_1"/>
    </style:style>
    <style:style style:name="P26" style:family="paragraph">
      <loext:graphic-properties draw:fill="gradient" draw:fill-color="#ffffff" draw:fill-gradient-name="Gradient_20_2"/>
      <style:text-properties style:font-name="Arial" fo:font-size="24pt"/>
    </style:style>
    <style:style style:name="P27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font-weight-complex="bold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fo:language="en" fo:country="US" style:font-size-asian="8pt" style:font-size-complex="8pt"/>
    </style:style>
    <style:style style:name="T7" style:family="text">
      <style:text-properties style:font-name="Times New Roman" fo:font-size="8pt" fo:language="en" fo:country="US" officeooo:rsid="00148489" style:font-size-asian="8pt" style:font-size-complex="8pt"/>
    </style:style>
    <style:style style:name="T8" style:family="text">
      <style:text-properties style:font-name="Times New Roman" officeooo:rsid="00148489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T11" style:family="text">
      <style:text-properties style:font-name="Arial" fo:font-size="24pt"/>
    </style:style>
    <style:style style:name="T12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1" draw:style-name="gr2"><draw:custom-shape draw:style-name="gr3" draw:text-style-name="P25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6" svg:width="3.342cm" svg:height="0.809cm" svg:x="0.238cm" svg:y="-0.575cm"><text:p><text:span text:style-name="T11">ALO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7" svg:width="4.941cm" svg:height="2.193cm" svg:x="0.131cm" svg:y="0.501cm"><text:p><text:span text:style-name="T12">Siège social : 4, place Édouard Branly </text:span></text:p><text:p><text:span text:style-name="T12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e </text:span><text:span text:style-name="T1"><text:text-input text:description="">{{now|format_date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ERVATION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text-input text:description="">{{tenant}}</text:text-input><text:bookmark-end text:name="Texte101"/></text:p>
      <text:p text:style-name="P11"><text:span text:style-name="T4">né</text:span><text:span text:style-name="T3"> </text:span><text:span text:style-name="T4">le</text:span><text:span text:style-name="T3"> </text:span><text:span text:style-name="T3"><text:text-input text:description="">{{tenant.birthday|format_date}}</text:text-input></text:span><text:span text:style-name="T1"><text:s/>à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2">,</text:span></text:p>
      <text:p text:style-name="P12"><text:span text:style-name="T1">a réservé le logement </text:span><text:span text:style-name="T3"><text:text-input text:description="">{{tenant.next_leasing.room}}</text:text-input></text:span><text:span text:style-name="T1">, dans la résidence Edouard Branly, 4 Place Edouard Branly 57070 Metz Technopôle</text:span><text:span text:style-name="T1"><text:text-input text:description="">{% if tenant.next_leasing.date_of_entry %}</text:text-input></text:span><text:span text:style-name="T1"> à compter du</text:span><text:span text:style-name="T3"> </text:span><text:span text:style-name="T3"><text:text-input text:description="">{{tenant.next_leasing.date_of_entry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8"><text:text-input text:description=""/></text:span><text:span text:style-name="T1">Le loyer mensuel de ce logement est de </text:span><text:span text:style-name="T3"><text:text-input text:description="">{{tenant.next_leasing.room.rentType.total_rent}}</text:text-input></text:span><text:span text:style-name="T1"><text:s/></text:span><text:span text:style-name="T3">€</text:span><text:span text:style-name="T1">.</text:span><text:span text:style-name="T1"><text:text-input text:description=""/>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15">La gestionnaire de la résidence ALOES</text:p>
      <text:p text:style-name="P15"/>
      <text:p text:style-name="P15"/>
      <text:p text:style-name="P15"/>
      <text:p text:style-name="P14"><text:span text:style-name="T1"><text:text-input text:description="">{{user.last_name}}</text:text-input></text:span><text:span text:style-name="T1"><text:s/></text:span><text:span text:style-name="T1"><text:text-input text:description="">{{user.first_name}}</text:text-input></text:span></text:p>
      <text:p text:style-name="P16"/>
      <text:p text:style-name="P16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4" svg:x1="0.531cm" svg:y1="0.011cm" svg:x2="17.888cm" svg:y2="0.011cm"><text:p/></draw:line></text:p>
      <text:p text:style-name="P21"><text:span text:style-name="T9">A.L.O.E.S. I &amp; II</text:span><text:span text:style-name="T5"> / Gérance Metz Habitat Territoire </text:span><text:span text:style-name="T10">Association pour le logement des élèves SUPELEC Metz, 4, Place Edouard Branly 57070 Metz</text:span></text:p>
      <text:p text:style-name="P20"><text:span text:style-name="T6">Tel : 03.87.74.36.37. FAX: 03.87.75.40.49.Mail :</text:span><text:span text:style-name="T7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8-07-10T14:09:00</meta:creation-date>
    <dc:date>2019-05-03T17:36:13.851335932</dc:date>
    <meta:print-date>2013-10-22T09:42:00</meta:print-date>
    <meta:editing-cycles>9</meta:editing-cycles>
    <meta:editing-duration>PT15M7S</meta:editing-duration>
    <meta:generator>LibreOffice/6.2.2.2$Linux_X86_64 LibreOffice_project/20$Build-2</meta:generator>
    <meta:document-statistic meta:table-count="0" meta:image-count="0" meta:object-count="0" meta:page-count="1" meta:paragraph-count="14" meta:word-count="172" meta:character-count="1110" meta:non-whitespace-character-count="980"/>
    <meta:user-defined meta:name="Company">RESAM-METZ</meta:user-defined>
    <meta:user-defined meta:name="Operator">DENOMME</meta:user-defined>
  </office:meta>
</office:document-meta>
</file>